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4130bb"/>
    </style:style>
    <style:style style:name="P4" style:family="paragraph" style:parent-style-name="Standard">
      <style:text-properties officeooo:rsid="0056ece6" officeooo:paragraph-rsid="0057e000"/>
    </style:style>
    <style:style style:name="P5" style:family="paragraph" style:parent-style-name="Standard">
      <style:text-properties fo:font-style="normal" officeooo:rsid="0057e000" officeooo:paragraph-rsid="004130bb" style:font-style-asian="normal" style:font-style-complex="normal"/>
    </style:style>
    <style:style style:name="P6" style:family="paragraph" style:parent-style-name="Standard">
      <style:text-properties officeooo:paragraph-rsid="005c5fd9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130bb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44c721" officeooo:paragraph-rsid="0044c721"/>
    </style:style>
    <style:style style:name="P9" style:family="paragraph" style:parent-style-name="Standard">
      <style:text-properties fo:font-size="12pt" fo:font-style="normal" fo:font-weight="normal" officeooo:paragraph-rsid="005da6e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5da6e9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57e000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56ece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5888d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5ad16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5c5fd9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5da6e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4130bb"/>
    </style:style>
    <style:style style:name="T13" style:family="text">
      <style:text-properties officeooo:rsid="0050f657"/>
    </style:style>
    <style:style style:name="T14" style:family="text">
      <style:text-properties officeooo:rsid="0057e000"/>
    </style:style>
    <style:style style:name="T15" style:family="text">
      <style:text-properties officeooo:rsid="005ad164"/>
    </style:style>
    <style:style style:name="T16" style:family="text">
      <style:text-properties officeooo:rsid="005c5fd9"/>
    </style:style>
    <style:style style:name="T17" style:family="text">
      <style:text-properties officeooo:rsid="005da6e9"/>
    </style:style>
    <style:style style:name="T18" style:family="text">
      <style:text-properties fo:font-weight="normal" officeooo:rsid="005da6e9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DAT 650</text:span><text:span text:style-name="T4">: </text:span><text:span text:style-name="T5">Advanced Data Analytics</text:span></text:p>
      <text:p text:style-name="P5"/>
      <text:p text:style-name="P6"><text:span text:style-name="T3">Module</text:span><text:span text:style-name="Emphasis"><text:span text:style-name="T6"> </text:span></text:span><text:span text:style-name="Emphasis"><text:span text:style-name="T11">Six</text:span></text:span><text:span text:style-name="Emphasis"><text:span text:style-name="T8"> - </text:span></text:span><text:span text:style-name="Strong_20_Emphasis"><text:span text:style-name="T7">Data Understanding</text:span></text:span></text:p>
      <text:p text:style-name="P9"><text:span text:style-name="Strong_20_Emphasis"><text:span text:style-name="T18">Pilot Plan</text:span></text:span></text:p>
      <text:p text:style-name="P4"><text:span text:style-name="Emphasis"><text:span text:style-name="T2"/></text:span></text:p>
      <text:p text:style-name="P2"><text:span text:style-name="T15">7/</text:span><text:span text:style-name="T17">11</text:span><text:span text:style-name="T13">/</text:span><text:span text:style-name="T14">20</text:span><text:span text:style-name="T12">22</text:span></text:p>
      <text:p text:style-name="P1"/>
      <text:p text:style-name="P1">Learning Object<text:span text:style-name="T1">i</text:span>ves</text:p>
      <text:p text:style-name="P7"/>
      <text:list xml:id="list146384606" text:style-name="L1">
        <text:list-item>
          <text:p text:style-name="P10">Define a pilot plan at the appropriate level of detail</text:p>
        </text:list-item>
        <text:list-item>
          <text:p text:style-name="P10">Execute general predictive models and interpret results to support the feasibility of the pilot plan</text:p>
        </text:list-item>
      </text:list>
      <text:p text:style-name="P7"/>
      <text:p text:style-name="P8">Module Overview</text:p>
      <text:p text:style-name="P8"/>
      <text:section text:style-name="Sect1" text:name="d2l_read_element_1">
        <text:section text:style-name="Sect1" text:name="Section1">
          <text:section text:style-name="Sect1" text:name="Section2">
            <text:section text:style-name="Sect1" text:name="Section3">
              <text:section text:style-name="Sect1" text:name="Section4">
                <text:p text:style-name="Text_20_body">In this module, you will focus on the details of your pilot plan and running your pilot model. The pilot plan provides a roadmap of how you will approach your data model pilot. It does not include expected results because the purpose of a pilot is to run data through general model forms, such as a random forest tree or support vector machine (SVM). These types of models do not require data to be prepared. The input data sample can mostly be used as-is for input. When the input data has been run through the models, an outcome is generated that is typically reasonable enough to make a determination for whether or not the sample data shows a predictive signal. Using this outcome, a data analyst can determine which additional descriptive statistics they would need, and they can recommend what a full predictive model project would be.</text:p>
                <text:p text:style-name="Text_20_body">When a data analyst performs a pilot for a company, there is typically not capital allocated by that company. A pilot may be done by a consulting firm to win business, or it may be done by a corporation to determine if a project is necessary. That is why a pilot runs general models. Once the pilot is completed and there is model support for predictive accuracy that is acceptable for the project, the pilot ends and a new funded project would be initiated. In the new project, the data analyst would use a more detailed, designed, and complex model, which would be created and deployed into production.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7-11T14:41:49.559204477</dc:date>
    <meta:editing-duration>P2DT7H25M1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99" meta:character-count="1719" meta:non-whitespace-character-count="1432"/>
  </office:meta>
</office:document-meta>
</file>